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margin-left="0.9835in" fo:text-align="lef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0.25in" fo:text-align="center" style:justify-single-word="false"/>
    </style:style>
    <style:style style:name="P4" style:family="paragraph" style:parent-style-name="Standard">
      <style:paragraph-properties>
        <style:tab-stops>
          <style:tab-stop style:position="5.5417in"/>
        </style:tab-stops>
      </style:paragraph-properties>
      <style:text-properties officeooo:paragraph-rsid="0004b3f4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officeooo:rsid="0004b3f4" officeooo:paragraph-rsid="0004b3f4" style:font-name-complex="Calibri1"/>
    </style:style>
    <style:style style:name="P7" style:family="paragraph" style:parent-style-name="Standard" style:list-style-name="L1">
      <style:text-properties fo:font-weight="bold" officeooo:rsid="0004b3f4" officeooo:paragraph-rsid="0004b3f4" style:font-weight-asian="bold" style:font-name-complex="Calibri1" style:font-weight-complex="bold"/>
    </style:style>
    <style:style style:name="P8" style:family="paragraph" style:parent-style-name="Standard">
      <style:text-properties fo:font-weight="bold" officeooo:rsid="0004b3f4" officeooo:paragraph-rsid="0004b3f4" style:font-weight-asian="bold" style:font-weight-complex="bold"/>
    </style:style>
    <style:style style:name="P9" style:family="paragraph" style:parent-style-name="Standard" style:list-style-name="L2">
      <style:text-properties fo:font-weight="normal" officeooo:rsid="0004b3f4" officeooo:paragraph-rsid="0004b3f4" style:font-weight-asian="normal" style:font-weight-complex="normal"/>
    </style:style>
    <style:style style:name="P10" style:family="paragraph" style:parent-style-name="Standard">
      <style:text-properties fo:font-weight="normal" officeooo:rsid="0004b3f4" officeooo:paragraph-rsid="0004b3f4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4b3f4" officeooo:paragraph-rsid="0004b3f4" style:font-weight-asian="normal" style:font-weight-complex="normal"/>
    </style:style>
    <style:style style:name="P12" style:family="paragraph" style:parent-style-name="Standard" style:list-style-name="L3">
      <style:text-properties fo:font-weight="bold" officeooo:rsid="0004b3f4" officeooo:paragraph-rsid="0004b3f4" fo:background-color="#ffff00" style:font-weight-asian="bold" style:font-weight-complex="bold"/>
    </style:style>
    <style:style style:name="P13" style:family="paragraph" style:parent-style-name="Standard">
      <style:text-properties fo:font-weight="normal" officeooo:rsid="00069ef7" officeooo:paragraph-rsid="00069ef7" style:font-weight-asian="normal" style:font-weight-complex="normal"/>
    </style:style>
    <style:style style:name="P14" style:family="paragraph" style:parent-style-name="Standard" style:list-style-name="WWNum4">
      <style:paragraph-properties fo:margin-top="0in" fo:margin-bottom="0in" style:contextual-spacing="false" fo:padding="0in" fo:border="none" style:shadow="none" style:join-border="false"/>
      <style:text-properties officeooo:paragraph-rsid="00069ef7"/>
    </style:style>
    <style:style style:name="P15" style:family="paragraph" style:parent-style-name="Standard">
      <style:paragraph-properties fo:margin-left="0.5in" fo:margin-top="0in" fo:margin-bottom="0in" style:contextual-spacing="false" fo:padding="0in" fo:border="none" style:shadow="none" style:join-border="false"/>
      <style:text-properties fo:color="#000000" loext:opacity="100%" fo:font-size="2pt" officeooo:paragraph-rsid="00069ef7" style:font-size-asian="2pt" style:font-name-complex="Calibri1"/>
    </style:style>
    <style:style style:name="P16" style:family="paragraph" style:parent-style-name="Standard" style:list-style-name="WWNum4">
      <style:paragraph-properties fo:padding="0in" fo:border="none" style:shadow="none" style:join-border="false"/>
      <style:text-properties officeooo:paragraph-rsid="00069ef7"/>
    </style:style>
    <style:style style:name="P17" style:family="paragraph" style:parent-style-name="Standard">
      <style:paragraph-properties fo:padding="0in" fo:border="none" style:shadow="none" style:join-border="false"/>
      <style:text-properties fo:font-size="11pt" officeooo:rsid="00069ef7" officeooo:paragraph-rsid="00069ef7" style:font-size-asian="9.60000038146973pt" style:font-size-complex="11pt"/>
    </style:style>
    <style:style style:name="P18" style:family="paragraph" style:parent-style-name="Standard">
      <style:paragraph-properties fo:padding="0in" fo:border="none" style:shadow="none" style:join-border="false"/>
      <style:text-properties fo:font-size="11pt" fo:font-weight="bold" officeooo:rsid="00069ef7" officeooo:paragraph-rsid="00069ef7" style:font-size-asian="9.60000038146973pt" style:font-weight-asian="bold" style:font-size-complex="11pt" style:font-weight-complex="bold"/>
    </style:style>
    <style:style style:name="P19" style:family="paragraph" style:parent-style-name="Standard" style:list-style-name="L4">
      <style:paragraph-properties fo:padding="0in" fo:border="none" style:shadow="none" style:join-border="false"/>
      <style:text-properties fo:font-size="11pt" officeooo:rsid="00069ef7" officeooo:paragraph-rsid="00069ef7" style:font-size-asian="9.60000038146973pt" style:font-size-complex="11pt"/>
    </style:style>
    <style:style style:name="P20" style:family="paragraph" style:parent-style-name="Standard">
      <style:paragraph-properties fo:padding="0in" fo:border="none" style:shadow="none" style:join-border="false"/>
      <style:text-properties fo:font-size="11pt" fo:font-weight="bold" officeooo:rsid="00069ef7" officeooo:paragraph-rsid="00069ef7" fo:background-color="#ffff00" style:font-size-asian="9.60000038146973pt" style:font-weight-asian="bold" style:font-size-complex="11pt" style:font-weight-complex="bold"/>
    </style:style>
    <style:style style:name="P21" style:family="paragraph" style:parent-style-name="Standard" style:list-style-name="L5">
      <style:paragraph-properties fo:padding="0in" fo:border="none" style:shadow="none" style:join-border="false"/>
      <style:text-properties fo:font-size="11pt" fo:font-weight="bold" officeooo:rsid="00069ef7" officeooo:paragraph-rsid="00069ef7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padding="0in" fo:border="none" style:shadow="none" style:join-border="false"/>
      <style:text-properties officeooo:paragraph-rsid="00069ef7"/>
    </style:style>
    <style:style style:name="P23" style:family="paragraph" style:parent-style-name="Standard" style:list-style-name="L6">
      <style:paragraph-properties fo:padding="0in" fo:border="none" style:shadow="none" style:join-border="false"/>
      <style:text-properties officeooo:paragraph-rsid="00069ef7"/>
    </style:style>
    <style:style style:name="P24" style:family="paragraph" style:parent-style-name="Standard">
      <style:paragraph-properties fo:padding="0in" fo:border="none" style:shadow="none" style:join-border="false"/>
    </style:style>
    <style:style style:name="P25" style:family="paragraph" style:parent-style-name="Standard">
      <style:paragraph-properties fo:padding="0in" fo:border="none" style:shadow="none" style:join-border="false"/>
      <style:text-properties fo:font-size="11pt" officeooo:rsid="00069ef7" officeooo:paragraph-rsid="0008d0c5" style:font-size-asian="9.60000038146973pt" style:font-size-complex="11pt"/>
    </style:style>
    <style:style style:name="P26" style:family="paragraph" style:parent-style-name="Standard">
      <style:paragraph-properties fo:padding="0in" fo:border="none" style:shadow="none" style:join-border="false"/>
      <style:text-properties fo:font-size="11pt" fo:font-weight="bold" officeooo:rsid="00069ef7" officeooo:paragraph-rsid="0008d0c5" style:font-size-asian="9.60000038146973pt" style:font-weight-asian="bold" style:font-size-complex="11pt" style:font-weight-complex="bold"/>
    </style:style>
    <style:style style:name="P27" style:family="paragraph" style:parent-style-name="Standard" style:list-style-name="L7">
      <style:paragraph-properties fo:padding="0in" fo:border="none" style:shadow="none" style:join-border="false"/>
      <style:text-properties fo:font-size="11pt" officeooo:rsid="00069ef7" officeooo:paragraph-rsid="00069ef7" style:font-size-asian="9.60000038146973pt" style:font-size-complex="11pt"/>
    </style:style>
    <style:style style:name="P28" style:family="paragraph" style:parent-style-name="Standard" style:list-style-name="L7">
      <style:paragraph-properties fo:padding="0in" fo:border="none" style:shadow="none" style:join-border="false"/>
      <style:text-properties fo:font-size="11pt" officeooo:rsid="00069fcc" officeooo:paragraph-rsid="00069fcc" style:font-size-asian="9.60000038146973pt" style:font-size-complex="11pt"/>
    </style:style>
    <style:style style:name="P29" style:family="paragraph" style:parent-style-name="Standard">
      <style:paragraph-properties fo:padding="0in" fo:border="none" style:shadow="none" style:join-border="false"/>
      <style:text-properties fo:font-size="11pt" fo:font-weight="bold" officeooo:rsid="00069fcc" officeooo:paragraph-rsid="00069fcc" style:font-size-asian="9.60000038146973pt" style:font-weight-asian="bold" style:font-size-complex="11pt" style:font-weight-complex="bold"/>
    </style:style>
    <style:style style:name="P30" style:family="paragraph" style:parent-style-name="Standard" style:list-style-name="L8">
      <style:paragraph-properties fo:padding="0in" fo:border="none" style:shadow="none" style:join-border="false"/>
      <style:text-properties fo:font-size="11pt" officeooo:rsid="00069fcc" officeooo:paragraph-rsid="00069fcc" style:font-size-asian="9.60000038146973pt" style:font-size-complex="11pt"/>
    </style:style>
    <style:style style:name="P31" style:family="paragraph" style:parent-style-name="Standard">
      <style:text-properties fo:font-size="11pt" officeooo:rsid="00069fcc" officeooo:paragraph-rsid="00069fcc" style:font-size-asian="9.60000038146973pt" style:font-size-complex="11pt"/>
    </style:style>
    <style:style style:name="P32" style:family="paragraph" style:parent-style-name="Standard" style:list-style-name="L9">
      <style:text-properties fo:font-size="11pt" officeooo:rsid="0008d0c5" officeooo:paragraph-rsid="0008d0c5" style:font-size-asian="9.60000038146973pt" style:font-size-complex="11pt"/>
    </style:style>
    <style:style style:name="T1" style:family="text">
      <style:text-properties officeooo:rsid="0004b3f4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 fo:background-color="#ffff00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b3f4" style:font-weight-asian="bold" style:font-weight-complex="bold"/>
    </style:style>
    <style:style style:name="T9" style:family="text">
      <style:text-properties fo:font-size="11pt" officeooo:rsid="0004b3f4" style:font-size-asian="9.60000038146973pt" style:font-size-complex="11pt"/>
    </style:style>
    <style:style style:name="T10" style:family="text">
      <style:text-properties fo:font-size="11pt" fo:font-weight="bold" officeooo:rsid="0004b3f4" fo:background-color="#ffff00" loext:char-shading-value="0" style:font-size-asian="9.60000038146973pt" style:font-weight-asian="bold" style:font-size-complex="11pt" style:font-weight-complex="bold"/>
    </style:style>
    <style:style style:name="T11" style:family="text">
      <style:text-properties fo:font-size="11pt" officeooo:rsid="00069ef7" style:font-size-asian="9.60000038146973pt" style:font-size-complex="11pt"/>
    </style:style>
    <style:style style:name="T12" style:family="text">
      <style:text-properties fo:font-size="11pt" fo:font-weight="bold" officeooo:rsid="00069ef7" fo:background-color="#ffff00" loext:char-shading-value="0" style:font-size-asian="9.60000038146973pt" style:font-weight-asian="bold" style:font-size-complex="11pt" style:font-weight-complex="bold"/>
    </style:style>
    <style:style style:name="T13" style:family="text">
      <style:text-properties officeooo:rsid="0004b3f4" style:font-name-complex="Calibri1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background-color="#ffff00" loext:char-shading-value="0"/>
    </style:style>
    <style:style style:name="T16" style:family="text">
      <style:text-properties fo:color="#000000" loext:opacity="100%" style:font-name-complex="Calibri1"/>
    </style:style>
    <style:style style:name="T17" style:family="text">
      <style:text-properties fo:color="#000000" loext:opacity="100%" fo:font-weight="bold" style:font-name-asian="Calibri1" style:font-weight-asian="bold" style:font-name-complex="Calibri1"/>
    </style:style>
    <style:style style:name="T18" style:family="text">
      <style:text-properties fo:color="#000000" loext:opacity="100%" style:font-name-asian="Calibri1" style:font-name-complex="Calibri1"/>
    </style:style>
    <style:style style:name="T19" style:family="text">
      <style:text-properties fo:color="#000000" loext:opacity="100%" fo:font-weight="bold" style:font-name-asian="Calibri1" style:font-weight-asian="bold" style:font-name-complex="Calibri1" fo:background-color="#ffff00"/>
    </style:style>
    <style:style style:name="T20" style:family="text">
      <style:text-properties fo:color="#000000" loext:opacity="100%" style:font-name-asian="Calibri1" style:font-name-complex="Calibri1" fo:background-color="#ffff00"/>
    </style:style>
    <style:style style:name="T21" style:family="text">
      <style:text-properties fo:color="#000000" loext:opacity="100%" fo:font-size="2pt" style:font-size-asian="2pt" style:font-name-complex="Calibri1"/>
    </style:style>
    <style:style style:name="T22" style:family="text">
      <style:text-properties fo:color="#000000" loext:opacity="100%" fo:font-weight="bold" style:font-weight-asian="bold" style:font-name-complex="Calibri1"/>
    </style:style>
    <style:style style:name="T23" style:family="text">
      <style:text-properties fo:color="#000000" loext:opacity="100%" style:font-name-asian="Calibri1" style:font-name-complex="Calibri1" style:font-weight-complex="bold"/>
    </style:style>
    <style:style style:name="T24" style:family="text">
      <style:text-properties officeooo:rsid="0007d5c5"/>
    </style:style>
    <style:style style:name="T25" style:family="text">
      <style:text-properties fo:font-size="11pt" fo:font-weight="bold" officeooo:rsid="00069ef7" style:font-size-asian="9.60000038146973pt" style:font-weight-asian="bold" style:font-size-complex="11pt" style:font-weight-complex="bold"/>
    </style:style>
    <style:style style:name="T26" style:family="text">
      <style:text-properties officeooo:rsid="0008d0c5"/>
    </style:style>
    <style:style style:name="T27" style:family="text">
      <style:text-properties fo:font-weight="bold" officeooo:rsid="0007d5c5" fo:background-color="#ffff00" loext:char-shading-value="0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<text:span text:style-name="T1">0</text:span>. relační databáze a sql</text:h>
      <text:h text:style-name="P2" text:outline-level="2">* nepovinné informace</text:h>
      <text:h text:style-name="P2" text:outline-level="2" loext:marker-style-name="T2"><text:span text:style-name="T3"><text:s/></text:span><text:span text:style-name="T4">důležité informace</text:span></text:h>
      <text:p text:style-name="P3" loext:marker-style-name="T5"><text:span text:style-name="T6">*</text:span><text:span text:style-name="T5"> důležité informace v nepovinné sekci dokumentu</text:span></text:p>
      <text:p text:style-name="Standard"/>
      <text:p text:style-name="Standard" loext:marker-style-name="T7"><text:span text:style-name="Nadpis_20_2_20_Char"><text:span text:style-name="T7">1</text:span></text:span><text:span text:style-name="Nadpis_20_2_20_Char"><text:span text:style-name="T8">0</text:span></text:span><text:span text:style-name="Nadpis_20_2_20_Char"><text:span text:style-name="T7">.1. Princip relační databáze, relační datový model a jeho části, klíče a propojení tabulek</text:span></text:span></text:p>
      <text:p text:style-name="P4"><text:span text:style-name="T9">Relační databáze </text:span><text:span text:style-name="T10">vznikly v 70. letech 20.století </text:span><text:span text:style-name="T9">(E. F. Codd) a jsou </text:span><text:span text:style-name="T10">založeny na matematickém pojmu relace. Data jsou ukládány do tabulek, které jsou navzájem propojeny</text:span><text:span text:style-name="T9">. Každá má </text:span><text:span text:style-name="T11">tabulky(</text:span><text:span text:style-name="T12">relace</text:span><text:span text:style-name="T11">) </text:span><text:span text:style-name="T9">řádky(</text:span><text:span text:style-name="T10">záznamy</text:span><text:span text:style-name="T9">) a sloupce(</text:span><text:span text:style-name="T10">atributy</text:span><text:span text:style-name="T9">). Tento model propojuje integritu a konzistenci dat. Je na založena většina moderních systémů(MySQL,Oracle,PostgreSQL).</text:span></text:p>
      <text:p text:style-name="P5"><text:span text:style-name="T13">Klíče a propojení tabulek:</text:span></text:p>
      <text:list text:style-name="L1">
        <text:list-item>
          <text:p text:style-name="P6"><text:span text:style-name="T14">primární klíč – je jedinečný</text:span>, nesmí být prázdný, identifikuje každý záznam v tabulce (např. ID)</text:p>
        </text:list-item>
        <text:list-item>
          <text:p text:style-name="P6"><text:span text:style-name="T7">kandidátský klíč – atribut, který by mohl být primárním klíčem (např. Email, rodné číslo</text:span>)</text:p>
        </text:list-item>
        <text:list-item>
          <text:p text:style-name="P6"><text:span text:style-name="T7">cizí klíč </text:span>– zajišťuje logické propojení tabulek,<text:span text:style-name="T15"> odkazuje na PK jiné tabulky</text:span></text:p>
        </text:list-item>
        <text:list-item>
          <text:p text:style-name="P7">kardinalita vztahů:</text:p>
          <text:list>
            <text:list-item>
              <text:p text:style-name="P6"><text:span text:style-name="T14">1:1 </text:span>– např. Osoba a její občanský průkaz</text:p>
            </text:list-item>
            <text:list-item>
              <text:p text:style-name="P6"><text:span text:style-name="T14">1:N</text:span> – např. Jedna třída má mnoho žáků</text:p>
            </text:list-item>
            <text:list-item>
              <text:p text:style-name="P6"><text:span text:style-name="T14">M:N </text:span>– např. Studenti a jejich hodiny </text:p>
            </text:list-item>
          </text:list>
        </text:list-item>
      </text:list>
      <text:p text:style-name="Standard" loext:marker-style-name="T7"><text:span text:style-name="Nadpis_20_2_20_Char"><text:span text:style-name="T7">1</text:span></text:span><text:span text:style-name="Nadpis_20_2_20_Char"><text:span text:style-name="T8">0</text:span></text:span><text:span text:style-name="Nadpis_20_2_20_Char"><text:span text:style-name="T7">.2. Proces návrhu databáze, ER diagram, normalizace databáze</text:span></text:span></text:p>
      <text:p text:style-name="P8">Posup návrhu databáze:</text:p>
      <text:list text:style-name="L2">
        <text:list-item>
          <text:p text:style-name="P9"><text:span text:style-name="T7">analýza požadavků </text:span>– <text:span text:style-name="T14">sběr informací</text:span> od uživatelů a analýza datových toků</text:p>
        </text:list-item>
        <text:list-item>
          <text:p text:style-name="P9"><text:span text:style-name="T7">konceptuální model(ER diagram) </text:span>– <text:span text:style-name="T14">grafické znázornění</text:span> bez ohledu na SW</text:p>
        </text:list-item>
        <text:list-item>
          <text:p text:style-name="P9"><text:span text:style-name="T7">Relační model </text:span>–<text:span text:style-name="T14"> převod diagramu</text:span> do podoby tabulek (MySQL workbench)</text:p>
        </text:list-item>
        <text:list-item>
          <text:p text:style-name="P9">f<text:span text:style-name="T7">yzická implementace </text:span>–<text:span text:style-name="T14"> vytvoření samotné databáze</text:span></text:p>
        </text:list-item>
        <text:list-item>
          <text:p text:style-name="P9"><text:span text:style-name="T7">testování</text:span> – <text:span text:style-name="T14">ladění chyb </text:span></text:p>
        </text:list-item>
      </text:list>
      <text:p text:style-name="P10"><text:span text:style-name="T7">ER diagram (entity-relationship</text:span>) se skládá ze 3 částí:</text:p>
      <text:list text:style-name="L3">
        <text:list-item>
          <text:p text:style-name="P11"><text:span text:style-name="T14">entita</text:span><text:span text:style-name="T15"> –</text:span><text:span text:style-name="T14"> objekt z reálného světa</text:span>, silná entita má vlastní PK, slabá je závislá na jiné</text:p>
        </text:list-item>
        <text:list-item>
          <text:p text:style-name="P12">Atribut – vlastnost entity</text:p>
        </text:list-item>
        <text:list-item>
          <text:p text:style-name="P12">vztah – propojení mezi entitami </text:p>
        </text:list-item>
      </text:list>
      <text:p text:style-name="P13"><text:span text:style-name="T14">Normalizace je proces organizace dat, aby se minimalizovala redundance(</text:span>dupllicita) a zamezilo se chybám při úpravě dat. Řídí se tzv. <text:span text:style-name="T7">Normálními formami(NF):</text:span></text:p>
      <text:list text:style-name="WWNum4">
        <text:list-item>
          <text:p text:style-name="P14" loext:marker-style-name="T16"><text:span text:style-name="T17">0NF</text:span><text:span text:style-name="T18"> – </text:span><text:span text:style-name="T19">nenormalizovaná</text:span><text:span text:style-name="T20"> </text:span><text:span text:style-name="T18">databáze, hodně </text:span><text:span text:style-name="T19">redundance</text:span></text:p>
        </text:list-item>
      </text:list>
      <text:p text:style-name="P15" loext:marker-style-name="T21"/>
      <text:list text:continue-numbering="true" text:style-name="WWNum4">
        <text:list-item>
          <text:p text:style-name="P14" loext:marker-style-name="T16"><text:span text:style-name="T17">1NF</text:span><text:span text:style-name="T18"> – každý atribut je </text:span><text:span text:style-name="T19">atomický</text:span><text:span text:style-name="T18">, dále nedělitelný</text:span></text:p>
        </text:list-item>
      </text:list>
      <text:p text:style-name="P15" loext:marker-style-name="T21"/>
      <text:list text:continue-numbering="true" text:style-name="WWNum4">
        <text:list-item>
          <text:p text:style-name="P14" loext:marker-style-name="T22"><text:soft-page-break/><text:span text:style-name="T17">2NF</text:span><text:span text:style-name="T18"> – Každý neklíčový atribut je </text:span><text:span text:style-name="T19">plně</text:span><text:span text:style-name="T20"> </text:span><text:span text:style-name="T19">závislý</text:span><text:span text:style-name="T20"> </text:span><text:span text:style-name="T19">na</text:span><text:span text:style-name="T20"> </text:span><text:span text:style-name="T19">primárním</text:span><text:span text:style-name="T20"> </text:span><text:span text:style-name="T19">klíči</text:span></text:p>
        </text:list-item>
      </text:list>
      <text:p text:style-name="P15" loext:marker-style-name="T21"/>
      <text:list text:continue-numbering="true" text:style-name="WWNum4">
        <text:list-item>
          <text:p text:style-name="P16" loext:marker-style-name="T22"><text:span text:style-name="T17">3NF </text:span><text:span text:style-name="T23">– všechny neklíčové atributy musí být nezávislé</text:span></text:p>
        </text:list-item>
      </text:list>
      <text:p text:style-name="Standard" loext:marker-style-name="T7"><text:span text:style-name="Nadpis_20_2_20_Char"><text:span text:style-name="T7">1</text:span></text:span><text:span text:style-name="Nadpis_20_2_20_Char"><text:span text:style-name="T8">0</text:span></text:span><text:span text:style-name="Nadpis_20_2_20_Char"><text:span text:style-name="T7">.3.Správa relační databáze, prostředky pro správu, integrita, indexace</text:span></text:span></text:p>
      <text:p text:style-name="P17">Při správě databáze<text:span text:style-name="T7"> zodpovídá administrátor</text:span> <text:span text:style-name="T24">Z</text:span>a <text:span text:style-name="T14">výkon, bezpečnost a zálohování.</text:span> Superuživatel s nejvyššími právy = root. K zálohování a obnově dat se používá SQL dump.</text:p>
      <text:p text:style-name="P18">Porstředky pro správu databáze:</text:p>
      <text:list text:style-name="L4">
        <text:list-item>
          <text:p text:style-name="P19"><text:span text:style-name="T7">Dat. Servery</text:span>(MySQL, Oracle), <text:span text:style-name="T7">klientské aplikace s UI(</text:span>MySQL workbench, phpMyAdmin)</text:p>
        </text:list-item>
      </text:list>
      <text:p text:style-name="P20">Integrita daatabáze zajišťuje správnost a logickou konzistenci dat:</text:p>
      <text:list text:style-name="L5">
        <text:list-item>
          <text:p text:style-name="P21">entitová integrira – každý záznam musí být <text:span text:style-name="T15">identifikován PK</text:span></text:p>
        </text:list-item>
        <text:list-item>
          <text:p text:style-name="P21">referenční identita – zajišťuje <text:span text:style-name="T15">logické vazby přes cizí klíče</text:span></text:p>
        </text:list-item>
        <text:list-item>
          <text:p text:style-name="P21">doménová integrita – omezuje hodnoty na správný <text:span text:style-name="T15">formát či datový typ</text:span></text:p>
        </text:list-item>
        <text:list-item>
          <text:p text:style-name="P21">transakční integrita – <text:span text:style-name="T15">pokud operace selže</text:span>, změny se stornují pomocí příkazu rollback</text:p>
        </text:list-item>
      </text:list>
      <text:p text:style-name="P22"><text:span text:style-name="Nadpis_20_2_20_Char"><text:span text:style-name="T25">Indexace je tvorba pomocných struktur, které</text:span></text:span><text:span text:style-name="Nadpis_20_2_20_Char"><text:span text:style-name="T12"> urychlují vyhledávání a řazení dat:</text:span></text:span></text:p>
      <text:list text:style-name="L6">
        <text:list-item>
          <text:p text:style-name="P23"><text:span text:style-name="Nadpis_20_2_20_Char"><text:span text:style-name="T25">primární index - ID</text:span></text:span></text:p>
        </text:list-item>
        <text:list-item>
          <text:p text:style-name="P23"><text:span text:style-name="Nadpis_20_2_20_Char"><text:span text:style-name="T25">sekundární index – rok narození </text:span></text:span></text:p>
        </text:list-item>
        <text:list-item>
          <text:p text:style-name="P23"><text:span text:style-name="Nadpis_20_2_20_Char"><text:span text:style-name="T25">unikátní index – email, rodné číslo</text:span></text:span></text:p>
        </text:list-item>
        <text:list-item>
          <text:p text:style-name="P23"><text:span text:style-name="Nadpis_20_2_20_Char"><text:span text:style-name="T25">složený a fulltext – pro hledání dlouhých textů</text:span></text:span></text:p>
        </text:list-item>
      </text:list>
      <text:p text:style-name="P24" loext:marker-style-name="T7"><text:span text:style-name="Nadpis_20_2_20_Char"><text:span text:style-name="T7">1</text:span></text:span><text:span text:style-name="Nadpis_20_2_20_Char"><text:span text:style-name="T8">0</text:span></text:span><text:span text:style-name="Nadpis_20_2_20_Char"><text:span text:style-name="T7">.4. Jazyk SQL, základní SQL dotazy, struktura výběrových dotazů</text:span></text:span></text:p>
      <text:p text:style-name="P25"><text:span text:style-name="T14">Jazyk SQL(structured Query Language) je deklarativní jazyk</text:span>, definuješ co chces získat, nikoli jak to má databáze udělat.</text:p>
      <text:p text:style-name="P26"><text:span text:style-name="T26">Základní dotazy se</text:span> <text:span text:style-name="T26">d</text:span>ělí na:</text:p>
      <text:list text:style-name="L7">
        <text:list-item>
          <text:p text:style-name="P27"><text:span text:style-name="T7">DDL</text:span>(Data definition language) – definice a úprava tabulek (<text:span text:style-name="T14">CREATE, ALTER, DROP</text:span>)</text:p>
        </text:list-item>
        <text:list-item>
          <text:p text:style-name="P27"><text:span text:style-name="T7">DML</text:span>(Data Manipulation Language) – manipulace s daty (<text:span text:style-name="T14">SELECT, INSERT, UPDATE, DELETE</text:span>)</text:p>
        </text:list-item>
        <text:list-item>
          <text:p text:style-name="P27"><text:span text:style-name="T7">DCL</text:span>(Data Control Language) – řízení práv (<text:span text:style-name="T14">GRANT, REVOKE</text:span>)</text:p>
        </text:list-item>
        <text:list-item>
          <text:p text:style-name="P28"><text:span text:style-name="T7">TCL</text:span>(transaction control language) – řízení transakcí (<text:span text:style-name="T14">COMMIT, ROLLBACK</text:span>)</text:p>
        </text:list-item>
      </text:list>
      <text:p text:style-name="P29">Struktura výběrového dotazu:</text:p>
      <text:list text:style-name="L8">
        <text:list-item>
          <text:p text:style-name="P30"><text:span text:style-name="T7">SELECT</text:span> – výběr sloupce</text:p>
        </text:list-item>
        <text:list-item>
          <text:p text:style-name="P30"><text:span text:style-name="T7">FROM</text:span> – z jaké tabulky</text:p>
        </text:list-item>
        <text:list-item>
          <text:p text:style-name="P30"><text:span text:style-name="T7">JOIN</text:span> – připojí jinou tabulku</text:p>
        </text:list-item>
        <text:list-item>
          <text:p text:style-name="P30"><text:span text:style-name="T7">WHERE</text:span> – filtrace podle podmínky</text:p>
        </text:list-item>
        <text:list-item>
          <text:p text:style-name="P30"><text:span text:style-name="T7">GROUP</text:span> <text:span text:style-name="T7">BY</text:span> – seskup záznam podle shodné hodnoty</text:p>
        </text:list-item>
        <text:list-item>
          <text:p text:style-name="P30"><text:span text:style-name="T7">HAVING</text:span> – vyfiltruje přímo vytvořené skupiny</text:p>
        </text:list-item>
        <text:list-item>
          <text:p text:style-name="P30"><text:span text:style-name="T7">ORDER</text:span> <text:span text:style-name="T7">BY</text:span> – seřaďí, ASC/DECS</text:p>
        </text:list-item>
        <text:list-item>
          <text:p text:style-name="P30"><text:span text:style-name="T7">LIMIT</text:span> – omezení maximálního počtu výsledků</text:p>
        </text:list-item>
      </text:list>
      <text:p text:style-name="Standard" loext:marker-style-name="T7"><text:soft-page-break/><text:span text:style-name="Nadpis_20_2_20_Char"><text:span text:style-name="T7">1</text:span></text:span><text:span text:style-name="Nadpis_20_2_20_Char"><text:span text:style-name="T8">0</text:span></text:span><text:span text:style-name="Nadpis_20_2_20_Char"><text:span text:style-name="T7">.5. Pokročilé možnosti práce s databází: pohledy, triggery, uložené procedury a funkce</text:span></text:span></text:p>
      <text:p text:style-name="P31"><text:span text:style-name="T14">Pohledy(views) jsou virtuální tabulky, které neobsahují vlastní data</text:span>, vznikají na základě uloženého SELECT dotazu. Skvělé pro bezpečnost, skrývají před uživatelem citlivý obsah a složitou databázi.</text:p>
      <text:p text:style-name="P31"><text:span text:style-name="T14">Triggery(spouště) jsou speciální databázové objekty</text:span>, které automaticky <text:span text:style-name="T7">reagují na předem definovanou událost</text:span>(INSERT, UPDATE, DELETE). <text:span text:style-name="T7">Spouští se buď BEFORE nebo AFTER</text:span>. Využívají se pro auditování, validaci dat a zálohy smazaných dokumentů.</text:p>
      <text:list text:style-name="L9">
        <text:list-item>
          <text:p text:style-name="P32">Před DELETE použijeme trigger BEFORE abychom udělali zálohu smazané tabulky</text:p>
        </text:list-item>
      </text:list>
      <text:p text:style-name="P31"><text:span text:style-name="T14">Uložené proce</text:span><text:span text:style-name="T27">d</text:span><text:span text:style-name="T14">ury jsou skupina SQL příkazů uložená přímo na serveru,</text:span> lze je opakovaně spouštět. Snižují zátěž sítě a <text:span text:style-name="T7">zvyšují bezpečnos</text:span>t(ochrana proti SQL injection).</text:p>
      <text:p text:style-name="P31"><text:span text:style-name="T14">Uložené funkce jsou speciální typy procedur, které musí vždy vracet hodnotu.</text:span> Používají se pro vnitřní výpočty přímo v databázi, <text:span text:style-name="T7">validace nebo transformace da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ubtitle" style:family="paragraph" style:parent-style-name="Standard" style:next-style-name="Standard" loext:linked-style-name="Podnadpis_20_Char" style:class="chapter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odnadpis_20_Char" style:display-name="Podnadpis Char" style:family="text" style:parent-style-name="Default_20_Paragraph_20_Font" loext:linked-style-name="Subtitle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language-asian="cs" style:country-asian="CZ" style:font-weight-asian="bold" style:font-name-complex="Arial1" style:font-family-complex="Arial" style:font-family-generic-complex="system" style:font-pitch-complex="variable" style:font-size-complex="22pt"/>
    </style:style>
    <style:style style:name="Nadpis_20_4_20_Char" style:display-name="Nadpis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weight="normal" style:font-weight-asian="normal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ourier New" style:font-family-asian="'Courier New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45in" fo:margin-left="0.983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meta:editing-cycles>13</meta:editing-cycles>
    <meta:creation-date>2023-04-08T23:04:00</meta:creation-date>
    <dc:date>2026-04-23T20:20:20.765805067</dc:date>
    <meta:editing-duration>PT45M58S</meta:editing-duration>
    <meta:generator>LibreOffice/26.2.2.2$Linux_X86_64 LibreOffice_project/620$Build-2</meta:generator>
    <meta:document-statistic meta:table-count="0" meta:image-count="0" meta:object-count="0" meta:page-count="3" meta:paragraph-count="66" meta:word-count="657" meta:character-count="4564" meta:non-whitespace-character-count="3972"/>
    <meta:user-defined meta:name="AppVersion">16.0000</meta:user-defined>
    <meta:template xlink:type="simple" xlink:actuate="onRequest" xlink:title="Normal.dotm" xlink:href=""/>
  </office:meta>
</office:document-meta>
</file>